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1.099869728" calcext:value-type="float">
            <text:p>1,099869728</text:p>
          </table:table-cell>
          <table:table-cell office:value-type="float" office:value="0.573738575" calcext:value-type="float">
            <text:p>0,573738575</text:p>
          </table:table-cell>
          <table:table-cell office:value-type="float" office:value="0.00104738248" calcext:value-type="float">
            <text:p>0,0010473825</text:p>
          </table:table-cell>
          <table:table-cell office:value-type="float" office:value="0.00003932152322" calcext:value-type="float">
            <text:p>3,932152322E-0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677" calcext:value-type="float">
            <text:p>142677</text:p>
          </table:table-cell>
          <table:table-cell office:value-type="float" office:value="1.063079953" calcext:value-type="float">
            <text:p>1,063079953</text:p>
          </table:table-cell>
          <table:table-cell office:value-type="float" office:value="0.5959441066" calcext:value-type="float">
            <text:p>0,5959441066</text:p>
          </table:table-cell>
          <table:table-cell office:value-type="float" office:value="0.0006807206082" calcext:value-type="float">
            <text:p>0,0006807206</text:p>
          </table:table-cell>
          <table:table-cell office:value-type="float" office:value="0.000007127964636" calcext:value-type="float">
            <text:p>0,00000712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3061" calcext:value-type="float">
            <text:p>143061</text:p>
          </table:table-cell>
          <table:table-cell office:value-type="float" office:value="1.107563615" calcext:value-type="float">
            <text:p>1,107563615</text:p>
          </table:table-cell>
          <table:table-cell office:value-type="float" office:value="0.5933511853" calcext:value-type="float">
            <text:p>0,5933511853</text:p>
          </table:table-cell>
          <table:table-cell office:value-type="float" office:value="0.001041514799" calcext:value-type="float">
            <text:p>0,0010415148</text:p>
          </table:table-cell>
          <table:table-cell office:value-type="float" office:value="0.00001066397454" calcext:value-type="float">
            <text:p>0,00001066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3624" calcext:value-type="float">
            <text:p>143624</text:p>
          </table:table-cell>
          <table:table-cell office:value-type="float" office:value="1.025372744" calcext:value-type="float">
            <text:p>1,025372744</text:p>
          </table:table-cell>
          <table:table-cell office:value-type="float" office:value="0.5968806148" calcext:value-type="float">
            <text:p>0,5968806148</text:p>
          </table:table-cell>
          <table:table-cell office:value-type="float" office:value="0.0002266176598" calcext:value-type="float">
            <text:p>0,0002266177</text:p>
          </table:table-cell>
          <table:table-cell office:value-type="float" office:value="0.000003540900934" calcext:value-type="float">
            <text:p>3,540900934E-00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3750" calcext:value-type="float">
            <text:p>143750</text:p>
          </table:table-cell>
          <table:table-cell office:value-type="float" office:value="1.030937791" calcext:value-type="float">
            <text:p>1,030937791</text:p>
          </table:table-cell>
          <table:table-cell office:value-type="float" office:value="0.5998645425" calcext:value-type="float">
            <text:p>0,5998645425</text:p>
          </table:table-cell>
          <table:table-cell office:value-type="float" office:value="0.0003643928212" calcext:value-type="float">
            <text:p>0,0003643928</text:p>
          </table:table-cell>
          <table:table-cell office:value-type="float" office:value="0.000003537794328" calcext:value-type="float">
            <text:p>3,537794328E-0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4036" calcext:value-type="float">
            <text:p>144036</text:p>
          </table:table-cell>
          <table:table-cell office:value-type="float" office:value="1.06018734" calcext:value-type="float">
            <text:p>1,06018734</text:p>
          </table:table-cell>
          <table:table-cell office:value-type="float" office:value="0.5847831964" calcext:value-type="float">
            <text:p>0,5847831964</text:p>
          </table:table-cell>
          <table:table-cell office:value-type="float" office:value="0.0003601516946" calcext:value-type="float">
            <text:p>0,0003601517</text:p>
          </table:table-cell>
          <table:table-cell office:value-type="float" office:value="0.000003530898994" calcext:value-type="float">
            <text:p>3,530898994E-0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4279" calcext:value-type="float">
            <text:p>144279</text:p>
          </table:table-cell>
          <table:table-cell office:value-type="float" office:value="1.031684041" calcext:value-type="float">
            <text:p>1,031684041</text:p>
          </table:table-cell>
          <table:table-cell office:value-type="float" office:value="0.5959355831" calcext:value-type="float">
            <text:p>0,5959355831</text:p>
          </table:table-cell>
          <table:table-cell office:value-type="float" office:value="0.0002326474932" calcext:value-type="float">
            <text:p>0,0002326475</text:p>
          </table:table-cell>
          <table:table-cell office:value-type="float" office:value="0.00000352496204" calcext:value-type="float">
            <text:p>0,00000352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4440" calcext:value-type="float">
            <text:p>144440</text:p>
          </table:table-cell>
          <table:table-cell office:value-type="float" office:value="1.077672124" calcext:value-type="float">
            <text:p>1,077672124</text:p>
          </table:table-cell>
          <table:table-cell office:value-type="float" office:value="0.5942420363" calcext:value-type="float">
            <text:p>0,5942420363</text:p>
          </table:table-cell>
          <table:table-cell office:value-type="float" office:value="0.0004823807685" calcext:value-type="float">
            <text:p>0,0004823808</text:p>
          </table:table-cell>
          <table:table-cell office:value-type="float" office:value="0.000003521027566" calcext:value-type="float">
            <text:p>0,00000352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4793" calcext:value-type="float">
            <text:p>144793</text:p>
          </table:table-cell>
          <table:table-cell office:value-type="float" office:value="1.055908442" calcext:value-type="float">
            <text:p>1,055908442</text:p>
          </table:table-cell>
          <table:table-cell office:value-type="float" office:value="0.5977659822" calcext:value-type="float">
            <text:p>0,5977659822</text:p>
          </table:table-cell>
          <table:table-cell office:value-type="float" office:value="0.0004636312951" calcext:value-type="float">
            <text:p>0,0004636313</text:p>
          </table:table-cell>
          <table:table-cell office:value-type="float" office:value="0.000003512358262" calcext:value-type="float">
            <text:p>3,512358262E-0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5130" calcext:value-type="float">
            <text:p>145130</text:p>
          </table:table-cell>
          <table:table-cell office:value-type="float" office:value="1.060307503" calcext:value-type="float">
            <text:p>1,060307503</text:p>
          </table:table-cell>
          <table:table-cell office:value-type="float" office:value="0.5998159051" calcext:value-type="float">
            <text:p>0,5998159051</text:p>
          </table:table-cell>
          <table:table-cell office:value-type="float" office:value="0.000283836067" calcext:value-type="float">
            <text:p>0,0002838361</text:p>
          </table:table-cell>
          <table:table-cell office:value-type="float" office:value="0.000003504148935" calcext:value-type="float">
            <text:p>3,504148935E-006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0612583281" calcext:value-type="float">
            <text:p>1,0612583281</text:p>
          </table:table-cell>
          <table:table-cell table:formula="of:=AVERAGE([.D2:.D11])" office:value-type="float" office:value="0.59323217273" calcext:value-type="float">
            <text:p>0,5932321727</text:p>
          </table:table-cell>
          <table:table-cell table:formula="of:=AVERAGE([.E2:.E11])" office:value-type="float" office:value="0.00051832756866" calcext:value-type="float">
            <text:p>0,0005183276</text:p>
          </table:table-cell>
          <table:table-cell table:formula="of:=AVERAGE([.F2:.F11])" office:value-type="float" office:value="0.0000081785553455" calcext:value-type="float">
            <text:p>8,1785553455E-006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1T09:28:07.381511711</dc:date>
    <meta:document-statistic meta:table-count="1" meta:cell-count="70" meta:object-count="0"/>
    <meta:generator>LibreOffice/4.1.4.2$Linux_X86_64 LibreOffice_project/410m0$Build-2</meta:generator>
  </office:meta>
</office:document-meta>
</file>